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OpenSymbol" svg:font-family="OpenSymbol" style:font-charset="x-symbol"/>
    <style:font-face style:name="Liberation Serif" svg:font-family="'Liberation Serif'"/>
    <style:font-face style:name="Times New Roman1" svg:font-family="'Times New Roman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table:align="left" style:writing-mode="lr-tb" table:border-model="collapsing"/>
    </style:style>
    <style:style style:name="Table1.A" style:family="table-column">
      <style:table-column-properties style:column-width="3.0188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25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diagonal-bl-tr="0pt none #000000" style:diagonal-tl-br="0pt none #000000" calligra:specialborder-bottom="none" calligra:specialborder-left="none" calligra:specialborder-right="none" calligra:specialborder-top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diagonal-bl-tr="0pt none #000000" style:diagonal-tl-br="0pt none #000000" calligra:specialborder-bottom="solid" calligra:specialborder-left="none" calligra:specialborder-right="none" calligra:specialborder-top="none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diagonal-bl-tr="0pt none #000000" style:diagonal-tl-br="0pt none #000000" calligra:specialborder-bottom="solid" calligra:specialborder-left="none" calligra:specialborder-right="none" calligra:specialborder-top="solid" style:writing-mode="lr-tb"/>
    </style:style>
    <style:style style:name="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2" style:family="paragraph" style:parent-style-name="Text_20_body">
      <style:paragraph-properties fo:margin-left="0in" fo:margin-right="0in" fo:keep-together="auto" fo:orphans="2" fo:widows="2" fo:hyphenation-ladder-count="no-limit" fo:text-indent="0.4925in" style:auto-text-indent="false" fo:break-before="auto" fo:break-after="auto" fo:padding="0in" fo:border="none" fo:keep-with-next="auto" style:text-autospace="ideograph-alpha" style:punctuation-wrap="hanging" style:line-break="strict" style:writing-mode="lr-tb"/>
      <style:text-properties fo:color="#000000" style:text-outline="false" style:text-line-through-style="none" style:text-line-through-type="none" style:text-position="0% 100%" style:font-name="Times New Roman1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fo:background-color="transparent" style:text-scale="100%" fo:hyphenate="false" fo:hyphenation-remain-char-count="2" fo:hyphenation-push-char-count="2"/>
    </style:style>
    <style:style style:name="P3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style style:name="P4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officeooo:paragraph-rsid="0003ae8d" style:letter-kerning="true" fo:hyphenate="false" fo:hyphenation-remain-char-count="2" fo:hyphenation-push-char-count="2"/>
    </style:style>
    <style:style style:name="P5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normal" style:letter-kerning="true" fo:hyphenate="false" fo:hyphenation-remain-char-count="2" fo:hyphenation-push-char-count="2"/>
    </style:style>
    <style:style style:name="P6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fo:font-weight="bold" officeooo:paragraph-rsid="00046470" style:letter-kerning="true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fo:font-weight="bold" style:letter-kerning="true" fo:hyphenate="fals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0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US" style:letter-kerning="true" fo:hyphenate="false" fo:hyphenation-remain-char-count="2" fo:hyphenation-push-char-count="2"/>
    </style:style>
    <style:style style:name="P12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ff0000" fo:language="ru" fo:country="RU" style:letter-kerning="true" fo:hyphenate="false" fo:hyphenation-remain-char-count="2" fo:hyphenation-push-char-count="2"/>
    </style:style>
    <style:style style:name="P13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color="#ce181e" fo:language="ru" fo:country="RU" style:letter-kerning="true" fo:hyphenate="fals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 fo:hyphenation-ladder-count="no-limit" style:text-autospace="ideograph-alpha" style:punctuation-wrap="hanging" style:line-break="strict" style:writing-mode="lr-tb"/>
      <style:text-properties fo:color="#000000" fo:language="ru" fo:country="RU" style:letter-kerning="true" fo:hyphenate="false" fo:hyphenation-remain-char-count="2" fo:hyphenation-push-char-count="2"/>
    </style:style>
    <style:style style:name="P15" style:family="paragraph" style:parent-style-name="Times14_5f_РИО2" style:master-page-name="">
      <style:paragraph-properties fo:margin-left="0in" fo:margin-right="0in" fo:line-height="150%" fo:text-align="center" style:justify-single-word="false" fo:hyphenation-ladder-count="no-limit" fo:text-indent="0.5118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style:letter-kerning="true"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7" style:family="paragraph" style:parent-style-name="Text_20_body">
      <style:paragraph-properties fo:margin-left="0in" fo:margin-right="0in" fo:orphans="2" fo:widows="2" fo:hyphenation-ladder-count="no-limit" fo:text-indent="0.4925in" style:auto-text-indent="false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officeooo:paragraph-rsid="00054a58" style:letter-kerning="true" fo:hyphenate="false" fo:hyphenation-remain-char-count="2" fo:hyphenation-push-char-count="2"/>
    </style:style>
    <style:style style:name="P18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19" style:family="paragraph" style:parent-style-name="Heading_20_2">
      <style:paragraph-properties fo:margin-left="0in" fo:margin-right="0in" fo:line-height="150%" fo:orphans="2" fo:widows="2" fo:hyphenation-ladder-count="no-limit" fo:text-indent="0in" style:auto-text-indent="fals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20" style:family="paragraph" style:parent-style-name="Heading_20_1">
      <style:paragraph-properties fo:margin-left="0in" fo:margin-right="0in" fo:line-height="150%" fo:orphans="2" fo:widows="2" fo:hyphenation-ladder-count="no-limit" fo:text-indent="0in" style:auto-text-indent="false" fo:break-before="page" fo:keep-with-next="always" style:text-autospace="ideograph-alpha" style:punctuation-wrap="hanging" style:line-break="strict" style:writing-mode="lr-tb"/>
      <style:text-properties style:use-window-font-color="true" fo:language="ru" fo:country="RU" style:letter-kerning="true" fo:hyphenate="false" fo:hyphenation-remain-char-count="2" fo:hyphenation-push-char-count="2"/>
    </style:style>
    <style:style style:name="P21" style:family="paragraph" style:parent-style-name="Standard" style:master-page-name="First_20_Page">
      <style:paragraph-properties fo:text-align="center" style:justify-single-word="false" fo:hyphenation-ladder-count="no-limit" style:page-number="auto" style:text-autospace="ideograph-alpha" style:punctuation-wrap="hanging" style:line-break="strict" style:writing-mode="lr-tb"/>
      <style:text-properties fo:text-transform="uppercase" style:use-window-font-color="true" fo:language="ru" fo:country="RU" fo:font-weight="bold" style:letter-kerning="true" fo:hyphenate="false" fo:hyphenation-remain-char-count="2" fo:hyphenation-push-char-count="2"/>
    </style:style>
    <style:style style:name="P22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fo:language="ru" fo:country="RU" officeooo:paragraph-rsid="0003ae8d" style:letter-kerning="true" fo:hyphenate="false" fo:hyphenation-remain-char-count="2" fo:hyphenation-push-char-count="2"/>
    </style:style>
    <style:style style:name="P23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en" fo:country="US" style:letter-kerning="true" fo:hyphenate="false" fo:hyphenation-remain-char-count="2" fo:hyphenation-push-char-count="2"/>
    </style:style>
    <style:style style:name="P24" style:family="paragraph" style:parent-style-name="Standard">
      <style:paragraph-properties fo:hyphenation-ladder-count="no-limit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25" style:family="paragraph" style:parent-style-name="Standard" style:list-style-name="L3">
      <style:paragraph-properties fo:hyphenation-ladder-count="no-limit" style:text-autospace="ideograph-alpha" style:punctuation-wrap="hanging" style:line-break="strict" style:writing-mode="lr-tb"/>
      <style:text-properties officeooo:paragraph-rsid="00054a58" fo:hyphenate="false" fo:hyphenation-remain-char-count="2" fo:hyphenation-push-char-count="2"/>
    </style:style>
    <style:style style:name="T1" style:family="text">
      <style:text-properties fo:text-transform="uppercase"/>
    </style:style>
    <style:style style:name="T2" style:family="text">
      <style:text-properties fo:font-weight="bold"/>
    </style:style>
    <style:style style:name="T3" style:family="text">
      <style:text-properties fo:font-weight="bold" officeooo:rsid="0003ae8d"/>
    </style:style>
    <style:style style:name="T4" style:family="text">
      <style:text-properties fo:color="#000000"/>
    </style:style>
    <style:style style:name="T5" style:family="text">
      <style:text-properties fo:color="#000000" fo:font-weight="bold"/>
    </style:style>
    <style:style style:name="T6" style:family="text">
      <style:text-properties fo:color="#000000" officeooo:rsid="00038803"/>
    </style:style>
    <style:style style:name="T7" style:family="text">
      <style:text-properties fo:color="#000000" fo:language="none" fo:country="none" fo:font-style="normal" officeooo:rsid="00038803"/>
    </style:style>
    <style:style style:name="T8" style:family="text">
      <style:text-properties fo:color="#000000" fo:language="none" fo:country="none" officeooo:rsid="000747ab"/>
    </style:style>
    <style:style style:name="T9" style:family="text">
      <style:text-properties fo:color="#000000" officeooo:rsid="000747ab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officeooo:rsid="00038803"/>
    </style:style>
    <style:style style:name="T12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038803" style:letter-kerning="true"/>
    </style:style>
    <style:style style:name="T13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054a58" style:letter-kerning="true"/>
    </style:style>
    <style:style style:name="T14" style:family="text">
      <style:text-properties fo:font-variant="normal" fo:text-transform="none" style:use-window-font-color="true" style:font-name="Times New Roman" fo:font-size="14pt" fo:letter-spacing="normal" fo:language="none" fo:country="none" fo:font-style="normal" fo:font-weight="normal" officeooo:rsid="00054a58" style:letter-kerning="true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style:font-name="Times New Roman" fo:font-size="14pt"/>
    </style:style>
    <style:style style:name="T17" style:family="text">
      <style:text-properties style:use-window-font-color="true" style:font-name="Times New Roman" fo:font-size="14pt" officeooo:rsid="00038803"/>
    </style:style>
    <style:style style:name="T18" style:family="text">
      <style:text-properties style:use-window-font-color="true" style:font-name="Times New Roman" fo:font-size="14pt" fo:language="none" fo:country="none" fo:font-style="italic" fo:font-weight="bold" officeooo:rsid="00038803"/>
    </style:style>
    <style:style style:name="T19" style:family="text">
      <style:text-properties style:use-window-font-color="true" style:font-name="Times New Roman" fo:font-size="14pt" officeooo:rsid="00054a58"/>
    </style:style>
    <style:style style:name="T20" style:family="text">
      <style:text-properties style:use-window-font-color="true" fo:language="none" fo:country="none" fo:font-weight="bold"/>
    </style:style>
    <style:style style:name="T21" style:family="text">
      <style:text-properties style:use-window-font-color="true" fo:language="none" fo:country="none" fo:font-weight="bold" officeooo:rsid="0003ae8d"/>
    </style:style>
    <style:style style:name="T22" style:family="text">
      <style:text-properties fo:font-weight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46470" style:font-weight-asian="normal" style:font-weight-complex="normal"/>
    </style:style>
    <style:style style:name="T25" style:family="text">
      <style:text-properties fo:font-weight="normal" officeooo:rsid="00054a58" style:font-weight-asian="normal" style:font-weight-complex="normal"/>
    </style:style>
    <style:style style:name="T26" style:family="text">
      <style:text-properties fo:font-style="normal" fo:font-weight="normal" officeooo:rsid="0003ae8d" style:font-style-asian="normal" style:font-weight-asian="normal" style:font-style-complex="normal" style:font-weight-complex="normal"/>
    </style:style>
    <style:style style:name="T27" style:family="text">
      <style:text-properties fo:color="#ff0000"/>
    </style:style>
    <style:style style:name="T28" style:family="text">
      <style:text-properties fo:language="none" fo:country="none"/>
    </style:style>
    <style:style style:name="T29" style:family="text">
      <style:text-properties fo:language="none" fo:country="none" officeooo:rsid="00038803"/>
    </style:style>
    <style:style style:name="T30" style:family="text">
      <style:text-properties fo:language="none" fo:country="none" fo:font-style="italic" fo:font-weight="bold" officeooo:rsid="00038803"/>
    </style:style>
    <style:style style:name="T31" style:family="text">
      <style:text-properties fo:language="none" fo:country="none" fo:font-weight="bold" officeooo:rsid="0003ae8d"/>
    </style:style>
    <style:style style:name="T32" style:family="text">
      <style:text-properties fo:language="none" fo:country="none" fo:font-weight="bold" officeooo:rsid="00054a58"/>
    </style:style>
    <style:style style:name="T33" style:family="text">
      <style:text-properties fo:language="none" fo:country="none" fo:font-weight="normal" officeooo:rsid="00046470" style:font-weight-asian="normal" style:font-weight-complex="normal"/>
    </style:style>
    <style:style style:name="T34" style:family="text">
      <style:text-properties fo:language="none" fo:country="none" fo:font-weight="normal" officeooo:rsid="00054a58" style:font-weight-asian="normal" style:font-weight-complex="normal"/>
    </style:style>
    <style:style style:name="T35" style:family="text">
      <style:text-properties fo:language="none" fo:country="none" officeooo:rsid="00054a58"/>
    </style:style>
    <style:style style:name="T36" style:family="text">
      <style:text-properties fo:language="none" fo:country="none" officeooo:rsid="000747ab"/>
    </style:style>
    <style:style style:name="T37" style:family="text">
      <style:text-properties officeooo:rsid="00038803"/>
    </style:style>
    <style:style style:name="T38" style:family="text">
      <style:text-properties officeooo:rsid="0003ae8d"/>
    </style:style>
    <style:style style:name="T39" style:family="text">
      <style:text-properties officeooo:rsid="0003ae8d" style:font-weight-asian="bold" style:font-weight-complex="bold"/>
    </style:style>
    <style:style style:name="T40" style:family="text">
      <style:text-properties officeooo:rsid="00054a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8">Кафедра МО ЭВМ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15"><text:span text:style-name="Book_20_Title"><text:span text:style-name="T1">отчет</text:span></text:span></text:p>
      <text:p text:style-name="P8">по лабораторной работе №<text:span text:style-name="T35">4</text:span></text:p>
      <text:p text:style-name="P9"><text:span text:style-name="T2">по дисциплине </text:span><text:span text:style-name="T5">«Программирование»</text:span></text:p>
      <text:p text:style-name="P9"><text:span text:style-name="Book_20_Title"><text:span text:style-name="T10">Тема: «</text:span></text:span><text:span text:style-name="Book_20_Title"><text:span text:style-name="T11">Обзор стандартной библиотеки</text:span></text:span><text:span text:style-name="Book_20_Title"><text:span text:style-name="T10">»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 гр. 9383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12"><text:s/><text:span text:style-name="T4">Ноздрин В.В.</text:span>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6"/>
          </table:table-cell>
          <table:table-cell table:style-name="Table1.A1" office:value-type="string">
            <text:p text:style-name="P14">Жангиров Т.Р.</text:p>
          </table:table-cell>
        </table:table-row>
      </table:table>
      <text:p text:style-name="P9"/>
      <text:p text:style-name="P9"/>
      <text:p text:style-name="P9">Санкт-Петербург</text:p>
      <text:p text:style-name="P9">2019</text:p>
      <text:h text:style-name="P18" text:outline-level="2">Цель работы.</text:h>
      <text:p text:style-name="P2"><text:span text:style-name="T16">Научиться работать </text:span><text:span text:style-name="T19">с функциями стандартной библиотеки</text:span><text:span text:style-name="T17"> </text:span><text:span text:style-name="T18">C</text:span><text:span text:style-name="T16">.</text:span></text:p>
      <text:p text:style-name="P3"/>
      <text:h text:style-name="P19" text:outline-level="2">Задание.</text:h>
      <text:p text:style-name="P24"><text:span text:style-name="T12">Вариант 2</text:span></text:p>
      <text:p text:style-name="P24"><text:span text:style-name="T12">Напишите программу, на вход которой подается массив целых чисел длины 1000, при этом число 0 либо встречается один раз, либо не встречается.</text:span></text:p>
      <text:p text:style-name="P24"><text:span text:style-name="T12">Программа должна совершать следующие действия:</text:span></text:p>
      <text:list xml:id="list951855713" text:style-name="L3">
        <text:list-item>
          <text:p text:style-name="P25"><text:span text:style-name="T13">О</text:span><text:span text:style-name="T12">тсортировать массив, используя алгоритм быстрой сортировки (см. функции стандартной библиотеки)</text:span></text:p>
        </text:list-item>
        <text:list-item>
          <text:p text:style-name="P25"><text:span text:style-name="T14">О</text:span><text:span text:style-name="T12">пределить, присутствует ли в массиве число 0, используя алгоритм двоичного поиска (для реализации алгоритма двоичного поиска используйте функцию стандартной библиотеки)</text:span></text:p>
        </text:list-item>
        <text:list-item>
          <text:p text:style-name="P25"><text:span text:style-name="T13">П</text:span><text:span text:style-name="T12">осчитать время, за которое совершен поиск числа 0, используя при этом функцию стандартной библиотеки</text:span></text:p>
        </text:list-item>
        <text:list-item>
          <text:p text:style-name="P25"><text:span text:style-name="T13">В</text:span><text:span text:style-name="T12">ывести строку "exists", если ноль в массиве есть и "doesn't exist" в противном случае</text:span></text:p>
        </text:list-item>
        <text:list-item>
          <text:p text:style-name="P25"><text:span text:style-name="T13">В</text:span><text:span text:style-name="T12">ывести время, за которое был совершен двоичный поиск</text:span></text:p>
        </text:list-item>
        <text:list-item>
          <text:p text:style-name="P25"><text:span text:style-name="T13">О</text:span><text:span text:style-name="T12">пределить, присутствует ли в массиве число 0, используя перебор всех чисел массива</text:span></text:p>
        </text:list-item>
        <text:list-item>
          <text:p text:style-name="P25"><text:span text:style-name="T13">П</text:span><text:span text:style-name="T12">осчитать время, за которое совершен поиск числа 0 перебором, используя при этом функцию стандартной библиотеки</text:span></text:p>
        </text:list-item>
        <text:list-item>
          <text:p text:style-name="P25"><text:span text:style-name="T13">В</text:span><text:span text:style-name="T12">ывести строку "exists", если 0 в массиве есть и "doesn't exist" в противном случае</text:span></text:p>
        </text:list-item>
        <text:list-item>
          <text:p text:style-name="P25"><text:span text:style-name="T13">В</text:span><text:span text:style-name="T12">ывести время, за которое была совершен поиск перебором.</text:span></text:p>
        </text:list-item>
      </text:list>
      <text:h text:style-name="P19" text:outline-level="2">Выполнение работы.</text:h>
      <text:p text:style-name="P3">Переменные:</text:p>
      <text:p text:style-name="P4"><text:span text:style-name="T32">array</text:span><text:span text:style-name="T31"> —</text:span> <text:span text:style-name="T40">входной </text:span><text:span text:style-name="T35">массив чисел</text:span><text:span text:style-name="T38">.</text:span></text:p>
      <text:p text:style-name="P4"><text:span text:style-name="T32">flag</text:span><text:span text:style-name="T31"> —</text:span><text:span text:style-name="T28"> </text:span><text:span text:style-name="T35">указатель для записи адресса 0 в массиве</text:span><text:span text:style-name="T38">.</text:span></text:p>
      <text:p text:style-name="P17"><text:soft-page-break/><text:span text:style-name="T32">t</text:span><text:span text:style-name="T31"> —</text:span><text:span text:style-name="T28"> </text:span><text:span text:style-name="T32">clock_t </text:span><text:span text:style-name="T35">переменная для вычилсения времени работы программы.</text:span></text:p>
      <text:p text:style-name="P4"><text:span text:style-name="T32">key</text:span><text:span text:style-name="T3"> —</text:span> <text:span text:style-name="T35">переменаая, которая хранит искомое число, то есть ноль</text:span><text:span text:style-name="T26">. </text:span></text:p>
      <text:p text:style-name="P5">Функции:</text:p>
      <text:p text:style-name="P6"><text:span text:style-name="T35">cmp</text:span> () <text:span text:style-name="T38">— </text:span><text:span text:style-name="T24">функция </text:span><text:span text:style-name="T25">для </text:span><text:span text:style-name="T34">сравнения двух целочисленных переменных</text:span></text:p>
      <text:p text:style-name="P22">Разработанный программный код см. в приложении А.</text:p>
      <text:h text:style-name="P19" text:outline-level="2">Вывод.</text:h>
      <text:p text:style-name="P10">Был<text:span text:style-name="T29">и</text:span> изучен<text:span text:style-name="T37">ы</text:span> <text:span text:style-name="T36">функции стандартной библиотеки</text:span><text:span text:style-name="T37"> языка </text:span><text:span text:style-name="T30">C</text:span><text:span text:style-name="T22">.</text:span></text:p>
      <text:p text:style-name="P10">Разработана программа, выполняющая считывание с клавиатуры исходных данных.<text:span text:style-name="T27"> </text:span><text:span text:style-name="T6">Программа выполняет </text:span><text:span text:style-name="T9">поиск </text:span><text:span text:style-name="T8">0 в массиве двумя методами и выводит время за которое поиск был совершен</text:span><text:span text:style-name="T7">.</text:span></text:p>
      <text:h text:style-name="P20" text:outline-level="1">Приложение А<text:line-break/>Исходный код программы</text:h>
      <text:p text:style-name="P13"><text:span text:style-name="T15">Название файла: </text:span><text:span text:style-name="T20">m</text:span><text:span text:style-name="T21">ai</text:span><text:span text:style-name="T20">n.c</text:span></text:p>
      <text:p text:style-name="P11"><text:s/>#include &lt;stdio.h&gt;</text:p>
      <text:p text:style-name="P11">#include &lt;stdlib.h&gt;</text:p>
      <text:p text:style-name="P11">#include &lt;time.h&gt;</text:p>
      <text:p text:style-name="P11">#define N 1000</text:p>
      <text:p text:style-name="P11">#define PRINT</text:p>
      <text:p text:style-name="P11"/>
      <text:p text:style-name="P11">int cmp (const void *a_int, const void *b_int) {</text:p>
      <text:p text:style-name="P11"><text:s text:c="4"/>return *((int*)a_int) &lt; *((int*)b_int);</text:p>
      <text:p text:style-name="P11">}</text:p>
      <text:p text:style-name="P11"/>
      <text:p text:style-name="P11">int main() {</text:p>
      <text:p text:style-name="P11"><text:s text:c="4"/>int array[N];</text:p>
      <text:p text:style-name="P11"><text:s text:c="4"/>int *flag;</text:p>
      <text:p text:style-name="P11"><text:s text:c="4"/>clock_t t;</text:p>
      <text:p text:style-name="P11"><text:s text:c="4"/>// read array</text:p>
      <text:p text:style-name="P11"><text:s text:c="4"/>for (int i = 0; i &lt; N; i++)</text:p>
      <text:p text:style-name="P11"><text:s text:c="8"/>scanf("%d", array+i);</text:p>
      <text:p text:style-name="P11"><text:s text:c="4"/></text:p>
      <text:p text:style-name="P11"><text:s text:c="4"/>// qsort array</text:p>
      <text:p text:style-name="P11"><text:s text:c="4"/>qsort(array, N, sizeof(int), cmp);</text:p>
      <text:p text:style-name="P11"/>
      <text:p text:style-name="P11"><text:s text:c="4"/></text:p>
      <text:p text:style-name="P11"><text:s text:c="4"/>// bsearch 0 in array</text:p>
      <text:p text:style-name="P11"><text:s text:c="4"/>int key = 0;</text:p>
      <text:p text:style-name="P11"><text:s text:c="4"/>t = clock(); // save time</text:p>
      <text:p text:style-name="P11"><text:s text:c="4"/>flag = (int*) bsearch (&amp;key, array, N, sizeof(int), cmp);</text:p>
      <text:p text:style-name="P11"><text:s text:c="4"/>t = clock() - t; // print time</text:p>
      <text:p text:style-name="P11"><text:s text:c="4"/>#ifdef PRINT</text:p>
      <text:p text:style-name="P11"><text:s text:c="4"/>printf ("%f\n", ((float)t)/CLOCKS_PER_SEC);</text:p>
      <text:p text:style-name="P11"><text:s text:c="4"/>#endif</text:p>
      <text:p text:style-name="P11"><text:s text:c="4"/>if (flag)</text:p>
      <text:p text:style-name="P11"><text:s text:c="8"/>puts("exists");</text:p>
      <text:p text:style-name="P11"><text:s text:c="4"/>else</text:p>
      <text:p text:style-name="P11"><text:s text:c="8"/>puts("doesn't exist");</text:p>
      <text:p text:style-name="P11"><text:soft-page-break/><text:s text:c="4"/></text:p>
      <text:p text:style-name="P11"><text:s text:c="4"/>// brute force search 0 in array </text:p>
      <text:p text:style-name="P11"><text:s text:c="4"/>flag = NULL;</text:p>
      <text:p text:style-name="P11"><text:s text:c="4"/>t = clock(); //save time</text:p>
      <text:p text:style-name="P11"><text:s text:c="4"/>for (int i = 0; !flag &amp;&amp; (i &lt; N); i++)</text:p>
      <text:p text:style-name="P11"><text:s text:c="8"/>if (array[i] == 0)</text:p>
      <text:p text:style-name="P11"><text:s text:c="12"/>flag = array + i;</text:p>
      <text:p text:style-name="P11"><text:s text:c="4"/>t = clock() - t; // print time</text:p>
      <text:p text:style-name="P11"><text:s text:c="4"/>#ifdef PRINT</text:p>
      <text:p text:style-name="P11"><text:s text:c="4"/>printf ("%f\n", ((float)t)/CLOCKS_PER_SEC);</text:p>
      <text:p text:style-name="P11"><text:s text:c="4"/>if (flag)</text:p>
      <text:p text:style-name="P11"><text:s text:c="8"/>puts("exists");</text:p>
      <text:p text:style-name="P11"><text:s text:c="4"/>else</text:p>
      <text:p text:style-name="P11"><text:s text:c="8"/>puts("doesn't exist");</text:p>
      <text:p text:style-name="P11"><text:s text:c="4"/>#endif</text:p>
      <text:p text:style-name="P11"><text:s text:c="4"/>return 0;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OpenSymbol" svg:font-family="OpenSymbol" style:font-charset="x-symbol"/>
    <style:font-face style:name="Liberation Serif" svg:font-family="'Liberation Serif'"/>
    <style:font-face style:name="Times New Roman1" svg:font-family="'Times New Roman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Bitstream Vera Sans" style:font-size-asian="12pt" style:language-asian="none" style:country-asian="none" style:font-name-complex="Droid Sans Arabic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line-height="150%" fo:text-align="justify" style:justify-single-word="false" fo:orphans="2" fo:widows="2" fo:text-indent="0.4925in" style:auto-text-indent="false" style:page-number="auto"/>
      <style:text-properties style:font-name="Times New Roman" fo:font-family="'Times New Roman'" style:font-family-generic="roman" style:font-pitch="variable" fo:font-size="14pt"/>
    </style:style>
    <style:style style:name="Bibliography_20_inproceedings" style:display-name="Bibliography inproceedings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article" style:display-name="Bibliography article" style:family="paragraph"/>
    <style:style style:name="Bibliography_20_book" style:display-name="Bibliography book" style:family="paragraph"/>
    <style:style style:name="Text_20_body" style:display-name="Text body" style:family="paragraph" style:class="text" style:master-page-name="">
      <style:paragraph-properties fo:margin-top="0in" fo:margin-bottom="0in" loext:contextual-spacing="false" fo:line-height="150%" fo:text-align="justify" style:justify-single-word="false" style:page-number="auto"/>
    </style:style>
    <style:style style:name="List" style:family="paragraph" style:class="list"/>
    <style:style style:name="Bibliography_20_techreport" style:display-name="Bibliography techreport" style:family="paragraph"/>
    <style:style style:name="Heading" style:family="paragraph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style="italic" fo:font-weight="bold"/>
    </style:style>
    <style:style style:name="Bibliography_20_unpublished" style:display-name="Bibliography unpublished" style:family="paragraph"/>
    <style:style style:name="Frame_20_contents" style:display-name="Frame contents" style:family="paragraph" style:class="extra"/>
    <style:style style:name="Bibliography_20_phdthesis" style:display-name="Bibliography phdthesis" style:family="paragraph"/>
    <style:style style:name="Index" style:family="paragraph" style:class="index">
      <style:paragraph-properties text:number-lines="false" text:line-number="0"/>
    </style:style>
    <style:style style:name="Bibliography_20_proceedings" style:display-name="Bibliography proceedings" style:family="paragraph"/>
    <style:style style:name="Bibliography_20_mastersthesis" style:display-name="Bibliography mastersthesis" style:family="paragraph"/>
    <style:style style:name="A1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" fo:font-family="'Liberation Serif'" fo:font-size="12pt" fo:language="ru" fo:country="RU" style:letter-kerning="true" fo:hyphenate="false" fo:hyphenation-remain-char-count="2" fo:hyphenation-push-char-count="2"/>
    </style:style>
    <style:style style:name="Bibliography_20_misc" style:display-name="Bibliography misc" style:family="paragraph"/>
    <style:style style:name="Table_20_Contents" style:display-name="Table Contents" style:family="paragraph" style:class="extra">
      <style:paragraph-properties text:number-lines="false" text:line-number="0"/>
    </style:style>
    <style:style style:name="Table_20_Heading" style:display-name="Table Heading" style:family="paragraph" style:class="extra">
      <style:paragraph-properties fo:text-align="center" style:justify-single-word="false" text:number-lines="false" text:line-number="0"/>
      <style:text-properties fo:font-weight="bold"/>
    </style:style>
    <style:style style:name="Bibliography_20_journal" style:display-name="Bibliography journal" style:family="paragraph"/>
    <style:style style:name="Bibliography_20_manual" style:display-name="Bibliography manual" style:family="paragraph"/>
    <style:style style:name="Footer" style:family="paragraph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Times14_5f_РИО2" style:display-name="Times14_РИО2" style:family="paragraph">
      <style:paragraph-properties fo:margin-left="0in" fo:margin-right="0in" fo:line-height="130%" fo:text-align="justify" style:justify-single-word="false" fo:orphans="2" fo:widows="2" fo:text-indent="0.4925in" style:auto-text-indent="false" style:vertical-align="auto">
        <style:tab-stops>
          <style:tab-stop style:position="0.4925in"/>
        </style:tab-stops>
      </style:paragraph-properties>
      <style:text-properties fo:font-size="14pt" fo:language="ru" fo:country="RU"/>
    </style:style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Обычный" style:family="paragraph">
      <loext:graphic-properties draw:fill="none" draw:fill-color="#729fcf"/>
      <style:paragraph-properties fo:margin-left="0in" fo:margin-right="0in" fo:margin-top="0in" fo:margin-bottom="0in" loext:contextual-spacing="false" fo:line-height="100%" fo:text-align="start" style:justify-single-word="false" fo:keep-together="auto" fo:text-indent="0in" style:auto-text-indent="false" fo:break-before="auto" fo:break-after="auto" fo:background-color="transparent" fo:padding="0in" fo:border="none" fo:keep-with-next="auto" style:writing-mode="lr-tb"/>
      <style:text-properties fo:color="#000000" style:text-outline="false" style:text-line-through-style="none" style:text-line-through-type="none" style:text-position="0% 100%" style:font-name="Times New Roman1" fo:font-family="'Times New Roman'" fo:font-size="12pt" fo:letter-spacing="normal" fo:font-style="normal" style:text-underline-style="none" fo:font-weight="normal" style:text-underline-mode="continuous" style:text-overline-mode="continuous" style:text-line-through-mode="continuous" fo:background-color="transparent" style:text-scale="100%"/>
    </style:style>
    <style:style style:name="Caption" style:family="paragraph" style:class="extra">
      <style:paragraph-properties fo:margin-top="0.0835in" fo:margin-bottom="0.0835in" loext:contextual-spacing="false" text:number-lines="false" text:line-number="0"/>
      <style:text-properties fo:font-size="12pt" fo:font-style="italic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in" fo:margin-bottom="0in" loext:contextual-spacing="false" fo:text-align="justify" style:justify-single-word="false" fo:text-indent="0.4925in" style:auto-text-indent="false" style:page-number="auto"/>
      <style:text-properties style:font-name="Times New Roman" fo:font-family="'Times New Roman'" style:font-family-generic="roman" style:font-pitch="variable" fo:font-size="14pt" fo:font-weight="bold"/>
    </style:style>
    <style:style style:name="DocumentMap" style:family="paragraph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Листинг" style:family="paragraph">
      <style:paragraph-properties fo:line-height="100%"/>
      <style:text-properties style:font-name="Courier New" fo:font-family="'Courier New'" style:font-family-generic="modern" style:font-pitch="fixed" fo:font-size="11pt"/>
    </style:style>
    <style:style style:name="Table" style:family="paragraph" style:class="extra" style:master-page-name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fo:font-size="14pt" fo:font-style="normal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in" fo:margin-bottom="0in" loext:contextual-spacing="false" fo:text-align="center" style:justify-single-word="false" fo:text-indent="0in" style:auto-text-indent="false" style:page-number="auto"/>
      <style:text-properties fo:text-transform="uppercase" style:font-name="Times New Roman" fo:font-family="'Times New Roman'" style:font-family-generic="roman" style:font-pitch="variable" fo:font-size="14pt" fo:font-style="normal" fo:font-weight="bold"/>
    </style:style>
    <style:style style:name="Table_20_Grid" style:display-name="Table Grid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/>
    </style:style>
    <style:style style:name="Footnote" style:family="paragraph" style:class="extra"/>
    <style:style style:name="Endnote" style:family="paragraph" style:class="extra"/>
    <style:style style:name="Bibliography_20_custom4" style:display-name="Bibliography custom4" style:family="paragraph"/>
    <style:style style:name="Bibliography_20_custom5" style:display-name="Bibliography custom5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Drawing" style:family="paragraph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/>
    </style:style>
    <style:style style:name="Bibliography_20_incollection" style:display-name="Bibliography incollection" style:family="paragraph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9" style:display-name="ListLabel 9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Book_20_Title" style:display-name="Book Title" style:family="text">
      <style:text-properties fo:font-variant="small-caps" fo:letter-spacing="0.0035in" fo:font-weight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8" style:display-name="ListLabel 8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/>
    </style:style>
    <style:style style:name="ListLabel_20_6" style:display-name="ListLabel 6" style:family="text"/>
    <style:style style:name="ListLabel_20_7" style:display-name="ListLabel 7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/>
    </style:style>
    <style:style style:name="ListLabel_20_2" style:display-name="ListLabel 2" style:family="text"/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left="0in" fo:margin-right="0in" fo:line-height="150%" fo:text-align="end" style:justify-single-word="false" fo:orphans="2" fo:widows="2" fo:hyphenation-ladder-count="no-limit" fo:text-indent="0.4925in" style:auto-text-indent="false" style:page-number="auto" style:text-autospace="ideograph-alpha" style:punctuation-wrap="hanging" style:line-break="strict" style:writing-mode="lr-tb"/>
      <style:text-properties style:use-window-font-color="true" style:font-name="Times New Roman" fo:font-size="14pt" fo:language="ru" fo:country="RU" style:letter-kerning="true" fo:hyphenate="false" fo:hyphenation-remain-char-count="2" fo:hyphenation-push-char-count="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0.5902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  <style:master-page style:name="First_20_Page" style:display-name="First Page" style:page-layout-name="Mpm2" style:next-style-name="Default"/>
    <style:master-page style:name="Default" style:page-layout-name="Mpm3">
      <style:footer>
        <text:p text:style-name="MP1"><text:page-number style:num-format="1" text:select-page="current">5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/>
    <meta:initial-creator>Unknown</meta:initial-creator>
    <meta:editing-cycles>40</meta:editing-cycles>
    <dc:date>2019-12-11T20:00:31.162758274</dc:date>
    <meta:creation-date>2018-10-16T14:07:55.262000000</meta:creation-date>
    <meta:editing-duration>PT9M17S</meta:editing-duration>
    <meta:document-statistic meta:table-count="1" meta:image-count="0" meta:object-count="0" meta:page-count="5" meta:paragraph-count="93" meta:word-count="450" meta:character-count="3125" meta:non-whitespace-character-count="2582"/>
  </office:meta>
</office:document-meta>
</file>